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σ</mo>
        <mi>l</mi>
      </msub>
      <mrow>
        <mi/>
        <mo stretchy="false">=</mo>
        <mi/>
      </mrow>
      <mfrac>
        <mrow>
          <mn>4</mn>
          <mo stretchy="false">π</mo>
          <mi/>
          <mrow>
            <mo stretchy="false">(</mo>
            <mrow>
              <mn>2</mn>
              <mi>l</mi>
              <mrow>
                <mi/>
                <mo stretchy="false">+</mo>
                <mi/>
              </mrow>
              <mn>1</mn>
            </mrow>
            <mo stretchy="false">)</mo>
          </mrow>
        </mrow>
        <mrow>
          <msup>
            <mi>k</mi>
            <mn>2</mn>
          </msup>
        </mrow>
      </mfrac>
      <mi/>
      <mfrac>
        <mrow>
          <msubsup>
            <mo stretchy="false">γ</mo>
            <mi>l</mi>
            <mn>2</mn>
          </msubsup>
          <msup>
            <mrow>
              <mo stretchy="false">(</mo>
              <mrow>
                <mi>k</mi>
                <mi>a</mi>
              </mrow>
              <mo stretchy="false">)</mo>
            </mrow>
            <mrow>
              <mn>4</mn>
              <mi>l</mi>
              <mrow>
                <mi/>
                <mo stretchy="false">+</mo>
                <mi/>
              </mrow>
              <mn>2</mn>
            </mrow>
          </msup>
        </mrow>
        <mrow>
          <msup>
            <mrow>
              <mo stretchy="false">(</mo>
              <mrow>
                <mrow>
                  <mi>E</mi>
                  <mo stretchy="false">−</mo>
                  <msub>
                    <mi>E</mi>
                    <mtext>R</mtext>
                  </msub>
                </mrow>
              </mrow>
              <mo stretchy="false">)</mo>
            </mrow>
            <mn>2</mn>
          </msup>
          <mrow>
            <mi/>
            <mo stretchy="false">+</mo>
            <mi/>
          </mrow>
          <msubsup>
            <mo stretchy="false">γ</mo>
            <mi>l</mi>
            <mn>2</mn>
          </msubsup>
          <msup>
            <mrow>
              <mo stretchy="false">(</mo>
              <mrow>
                <mi>k</mi>
                <mi>a</mi>
              </mrow>
              <mo stretchy="false">)</mo>
            </mrow>
            <mrow>
              <mn>4</mn>
              <mi>l</mi>
              <mrow>
                <mi/>
                <mo stretchy="false">+</mo>
                <mi/>
              </mrow>
              <mn>2</mn>
            </mrow>
          </msup>
        </mrow>
      </mfrac>
    </mrow>
    <annotation encoding="StarMath 5.0">%isigma _l ~=~ {4 %pi ` (2 l ~+~ 1)} over {k ^2} ` 
{%igamma _l ^2 (k a) ^{4 l `+` 2}} 
 over 
{(E - E _"R") ^2 ~+~ %igamma _l ^2 (k a) ^{4 l `+` 2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2:34:43.451000000</meta:creation-date>
    <meta:generator>LibreOffice/4.1.4.2$Windows_x86 LibreOffice_project/0a0440ccc0227ad9829de5f46be37cfb6edcf72</meta:generator>
  </office:meta>
</office:document-meta>
</file>